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language="pl" fo:country="PL"/>
    </style:style>
    <style:style style:name="T3" style:parent-style-name="DefaultParagraphFont" style:family="text">
      <style:text-properties fo:language="pl" fo:country="PL"/>
    </style:style>
    <style:style style:name="P4" style:parent-style-name="Normal" style:family="paragraph">
      <style:text-properties fo:language="pl" fo:country="PL"/>
    </style:style>
    <style:style style:name="P5" style:parent-style-name="Heading1" style:family="paragraph">
      <style:paragraph-properties fo:margin-top="0.25in" fo:margin-bottom="0.0833in"/>
      <style:text-properties fo:language="pl" fo:country="PL"/>
    </style:style>
    <style:style style:name="P6" style:parent-style-name="Normal" style:family="paragraph">
      <style:paragraph-properties fo:text-align="justify"/>
    </style:style>
    <style:style style:name="T7" style:parent-style-name="DefaultParagraphFont" style:family="text">
      <style:text-properties fo:font-weight="bold" style:font-weight-asian="bold" fo:language="pl" fo:country="PL"/>
    </style:style>
    <style:style style:name="T8" style:parent-style-name="DefaultParagraphFont" style:family="text">
      <style:text-properties fo:language="pl" fo:country="PL"/>
    </style:style>
    <style:style style:name="T9" style:parent-style-name="DefaultParagraphFont" style:family="text">
      <style:text-properties fo:language="pl" fo:country="PL"/>
    </style:style>
    <style:style style:name="T10" style:parent-style-name="DefaultParagraphFont" style:family="text">
      <style:text-properties fo:language="pl" fo:country="PL"/>
    </style:style>
    <style:style style:name="T11" style:parent-style-name="DefaultParagraphFont" style:family="text">
      <style:text-properties fo:color="#FF0000" fo:language="pl" fo:country="PL"/>
    </style:style>
    <style:style style:name="T12" style:parent-style-name="DefaultParagraphFont" style:family="text">
      <style:text-properties fo:language="pl" fo:country="PL"/>
    </style:style>
    <style:style style:name="P13" style:parent-style-name="Heading2" style:family="paragraph">
      <style:paragraph-properties fo:margin-top="0.1666in" fo:margin-bottom="0.0833in"/>
      <style:text-properties fo:language="pl" fo:country="PL"/>
    </style:style>
    <style:style style:name="P14" style:parent-style-name="Normal" style:family="paragraph">
      <style:paragraph-properties fo:text-align="justify"/>
      <style:text-properties fo:language="pl" fo:country="PL"/>
    </style:style>
    <style:style style:name="P15" style:parent-style-name="Normal" style:family="paragraph">
      <style:text-properties fo:language="pl" fo:country="PL"/>
    </style:style>
    <style:style style:name="TableColumn17" style:family="table-column">
      <style:table-column-properties style:column-width="7.2611in"/>
    </style:style>
    <style:style style:name="Table16" style:family="table">
      <style:table-properties style:width="7.2611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style:text-autospace="none" fo:margin-bottom="0in" fo:line-height="100%"/>
    </style:style>
    <style:style style:name="T21" style:parent-style-name="DefaultParagraphFont" style:family="text">
      <style:text-properties style:font-name="Consolas" style:font-name-complex="Consolas" fo:color="#800000" fo:font-size="9pt" style:font-size-asian="9pt" style:font-size-complex="9.5pt" fo:language="pl" fo:country="PL"/>
    </style:style>
    <style:style style:name="T2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23" style:parent-style-name="DefaultParagraphFont" style:family="text">
      <style:text-properties style:font-name="Consolas" style:font-name-complex="Consolas" fo:color="#800000" fo:font-size="9pt" style:font-size-asian="9pt" style:font-size-complex="9.5pt" fo:language="pl" fo:country="PL"/>
    </style:style>
    <style:style style:name="T2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25" style:parent-style-name="DefaultParagraphFont" style:family="text">
      <style:text-properties style:font-name="Consolas" style:font-name-complex="Consolas" fo:color="#800000" fo:font-size="9pt" style:font-size-asian="9pt" style:font-size-complex="9.5pt" fo:language="pl" fo:country="PL"/>
    </style:style>
    <style:style style:name="T2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27" style:parent-style-name="Normal" style:family="paragraph">
      <style:paragraph-properties style:text-autospace="none" fo:margin-bottom="0in" fo:line-height="100%"/>
    </style:style>
    <style:style style:name="T2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29" style:parent-style-name="DefaultParagraphFont" style:family="text">
      <style:text-properties style:font-name="Consolas" style:font-name-complex="Consolas" fo:color="#FF0000" fo:font-size="9pt" style:font-size-asian="9pt" style:font-size-complex="9.5pt" fo:language="pl" fo:country="PL"/>
    </style:style>
    <style:style style:name="T3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31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3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33" style:parent-style-name="Normal" style:family="paragraph">
      <style:paragraph-properties style:text-autospace="none" fo:margin-bottom="0in" fo:line-height="100%"/>
    </style:style>
    <style:style style:name="T3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35" style:parent-style-name="DefaultParagraphFont" style:family="text">
      <style:text-properties style:font-name="Consolas" style:font-name-complex="Consolas" fo:color="#FF0000" fo:font-size="9pt" style:font-size-asian="9pt" style:font-size-complex="9.5pt" fo:language="pl" fo:country="PL"/>
    </style:style>
    <style:style style:name="T3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37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3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39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4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41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4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43" style:parent-style-name="Normal" style:family="paragraph">
      <style:paragraph-properties style:text-autospace="none" fo:margin-bottom="0in" fo:line-height="100%"/>
    </style:style>
    <style:style style:name="T4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45" style:parent-style-name="DefaultParagraphFont" style:family="text">
      <style:text-properties style:font-name="Consolas" style:font-name-complex="Consolas" fo:color="#FF0000" fo:font-size="9pt" style:font-size-asian="9pt" style:font-size-complex="9.5pt" fo:language="pl" fo:country="PL"/>
    </style:style>
    <style:style style:name="T4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47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4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49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5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51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5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53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5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55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5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57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5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59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6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61" style:parent-style-name="Normal" style:family="paragraph">
      <style:paragraph-properties style:text-autospace="none" fo:margin-bottom="0in" fo:line-height="100%"/>
    </style:style>
    <style:style style:name="T6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63" style:parent-style-name="DefaultParagraphFont" style:family="text">
      <style:text-properties style:font-name="Consolas" style:font-name-complex="Consolas" fo:color="#FF0000" fo:font-size="9pt" style:font-size-asian="9pt" style:font-size-complex="9.5pt" fo:language="pl" fo:country="PL"/>
    </style:style>
    <style:style style:name="T6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65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6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67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6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69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7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71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7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73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7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75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7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77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7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79" style:parent-style-name="Normal" style:family="paragraph">
      <style:paragraph-properties style:text-autospace="none" fo:margin-bottom="0in" fo:line-height="100%"/>
    </style:style>
    <style:style style:name="T8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81" style:parent-style-name="DefaultParagraphFont" style:family="text">
      <style:text-properties style:font-name="Consolas" style:font-name-complex="Consolas" fo:color="#FF0000" fo:font-size="9pt" style:font-size-asian="9pt" style:font-size-complex="9.5pt" fo:language="pl" fo:country="PL"/>
    </style:style>
    <style:style style:name="T8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83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8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85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8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87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8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89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9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91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9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93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9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95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9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97" style:parent-style-name="Normal" style:family="paragraph">
      <style:paragraph-properties style:text-autospace="none" fo:margin-bottom="0in" fo:line-height="100%"/>
    </style:style>
    <style:style style:name="T9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99" style:parent-style-name="DefaultParagraphFont" style:family="text">
      <style:text-properties style:font-name="Consolas" style:font-name-complex="Consolas" fo:color="#FF0000" fo:font-size="9pt" style:font-size-asian="9pt" style:font-size-complex="9.5pt" fo:language="pl" fo:country="PL"/>
    </style:style>
    <style:style style:name="T10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01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0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03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0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05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0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07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0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109" style:parent-style-name="Normal" style:family="paragraph">
      <style:paragraph-properties style:text-autospace="none" fo:margin-bottom="0in" fo:line-height="100%"/>
    </style:style>
    <style:style style:name="T11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11" style:parent-style-name="DefaultParagraphFont" style:family="text">
      <style:text-properties style:font-name="Consolas" style:font-name-complex="Consolas" fo:color="#FF0000" fo:font-size="9pt" style:font-size-asian="9pt" style:font-size-complex="9.5pt" fo:language="pl" fo:country="PL"/>
    </style:style>
    <style:style style:name="T11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13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1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15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1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17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1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19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2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121" style:parent-style-name="Normal" style:family="paragraph">
      <style:paragraph-properties style:text-autospace="none" fo:margin-bottom="0in" fo:line-height="100%"/>
    </style:style>
    <style:style style:name="T12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23" style:parent-style-name="DefaultParagraphFont" style:family="text">
      <style:text-properties style:font-name="Consolas" style:font-name-complex="Consolas" fo:color="#FF0000" fo:font-size="9pt" style:font-size-asian="9pt" style:font-size-complex="9.5pt" fo:language="pl" fo:country="PL"/>
    </style:style>
    <style:style style:name="T12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25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2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27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2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29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3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131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13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135" style:parent-style-name="Normal" style:family="paragraph">
      <style:text-properties fo:language="pl" fo:country="PL"/>
    </style:style>
    <style:style style:name="TableColumn137" style:family="table-column">
      <style:table-column-properties style:column-width="7.2611in"/>
    </style:style>
    <style:style style:name="Table136" style:family="table">
      <style:table-properties style:width="7.2611in" fo:margin-left="0in" table:align="lef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text-autospace="none" fo:margin-bottom="0in" fo:line-height="100%"/>
    </style:style>
    <style:style style:name="T141" style:parent-style-name="DefaultParagraphFont" style:family="text">
      <style:text-properties style:font-name="Consolas" style:font-name-complex="Consolas" fo:color="#000000" fo:font-size="8pt" style:font-size-asian="8pt" style:font-size-complex="9.5pt" fo:background-color="#FFFF00" fo:language="pl" fo:country="PL"/>
    </style:style>
    <style:style style:name="T142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P143" style:parent-style-name="Normal" style:family="paragraph">
      <style:paragraph-properties style:text-autospace="none" fo:margin-bottom="0in" fo:line-height="100%"/>
    </style:style>
    <style:style style:name="T144" style:parent-style-name="DefaultParagraphFont" style:family="text">
      <style:text-properties style:font-name="Consolas" style:font-name-complex="Consolas" fo:color="#000000" fo:font-size="8pt" style:font-size-asian="8pt" style:font-size-complex="9.5pt" fo:background-color="#FFFF00" fo:language="pl" fo:country="PL"/>
    </style:style>
    <style:style style:name="T145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P1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8pt" style:font-size-asian="8pt" style:font-size-complex="9.5pt" fo:language="pl" fo:country="PL"/>
    </style:style>
    <style:style style:name="P147" style:parent-style-name="Normal" style:family="paragraph">
      <style:paragraph-properties style:text-autospace="none" fo:margin-bottom="0in" fo:line-height="100%"/>
    </style:style>
    <style:style style:name="T148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149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150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51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152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153" style:parent-style-name="DefaultParagraphFont" style:family="text">
      <style:text-properties style:font-name="Consolas" style:font-name-complex="Consolas" fo:color="#000000" fo:font-size="8pt" style:font-size-asian="8pt" style:font-size-complex="9.5pt" fo:background-color="#FFFF00" fo:language="pl" fo:country="PL"/>
    </style:style>
    <style:style style:name="T154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55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156" style:parent-style-name="Normal" style:family="paragraph">
      <style:paragraph-properties style:text-autospace="none" fo:margin-bottom="0in" fo:line-height="100%"/>
    </style:style>
    <style:style style:name="T157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58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159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160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161" style:parent-style-name="DefaultParagraphFont" style:family="text">
      <style:text-properties style:font-name="Consolas" style:font-name-complex="Consolas" fo:color="#000000" fo:font-size="8pt" style:font-size-asian="8pt" style:font-size-complex="9.5pt" fo:background-color="#FFFF00" fo:language="pl" fo:country="PL"/>
    </style:style>
    <style:style style:name="T162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63" style:parent-style-name="DefaultParagraphFont" style:family="text">
      <style:text-properties style:font-name="Consolas" style:font-name-complex="Consolas" fo:color="#A31515" fo:font-size="8pt" style:font-size-asian="8pt" style:font-size-complex="9.5pt" fo:language="pl" fo:country="PL"/>
    </style:style>
    <style:style style:name="T164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65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166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167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168" style:parent-style-name="Normal" style:family="paragraph">
      <style:paragraph-properties style:text-autospace="none" fo:margin-bottom="0in" fo:line-height="100%"/>
    </style:style>
    <style:style style:name="T169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70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171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172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73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174" style:parent-style-name="Normal" style:family="paragraph">
      <style:paragraph-properties style:text-autospace="none" fo:margin-bottom="0in" fo:line-height="100%"/>
    </style:style>
    <style:style style:name="T175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76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177" style:parent-style-name="DefaultParagraphFont" style:family="text">
      <style:text-properties style:font-name="Consolas" style:font-name-complex="Consolas" fo:font-weight="bold" style:font-weight-asian="bold" style:font-weight-complex="bold" fo:color="#800080" fo:font-size="8pt" style:font-size-asian="8pt" style:font-size-complex="9.5pt" fo:language="pl" fo:country="PL"/>
    </style:style>
    <style:style style:name="T178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79" style:parent-style-name="DefaultParagraphFont" style:family="text">
      <style:text-properties style:font-name="Consolas" style:font-name-complex="Consolas" fo:font-weight="bold" style:font-weight-asian="bold" style:font-weight-complex="bold" fo:color="#800080" fo:font-size="8pt" style:font-size-asian="8pt" style:font-size-complex="9.5pt" fo:language="pl" fo:country="PL"/>
    </style:style>
    <style:style style:name="T180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181" style:parent-style-name="Normal" style:family="paragraph">
      <style:paragraph-properties style:text-autospace="none" fo:margin-bottom="0in" fo:line-height="100%"/>
    </style:style>
    <style:style style:name="T182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83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84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185" style:parent-style-name="DefaultParagraphFont" style:family="text">
      <style:text-properties style:font-name="Consolas" style:font-name-complex="Consolas" fo:font-weight="bold" style:font-weight-asian="bold" style:font-weight-complex="bold" fo:color="#800080" fo:font-size="8pt" style:font-size-asian="8pt" style:font-size-complex="9.5pt" fo:language="pl" fo:country="PL"/>
    </style:style>
    <style:style style:name="T186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87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188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89" style:parent-style-name="DefaultParagraphFont" style:family="text">
      <style:text-properties style:font-name="Consolas" style:font-name-complex="Consolas" fo:font-weight="bold" style:font-weight-asian="bold" style:font-weight-complex="bold" fo:color="#800080" fo:font-size="8pt" style:font-size-asian="8pt" style:font-size-complex="9.5pt" fo:language="pl" fo:country="PL"/>
    </style:style>
    <style:style style:name="T190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191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92" style:parent-style-name="DefaultParagraphFont" style:family="text">
      <style:text-properties style:font-name="Consolas" style:font-name-complex="Consolas" fo:font-weight="bold" style:font-weight-asian="bold" style:font-weight-complex="bold" fo:color="#800080" fo:font-size="8pt" style:font-size-asian="8pt" style:font-size-complex="9.5pt" fo:language="pl" fo:country="PL"/>
    </style:style>
    <style:style style:name="T193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194" style:parent-style-name="DefaultParagraphFont" style:family="text">
      <style:text-properties style:font-name="Consolas" style:font-name-complex="Consolas" fo:color="#000000" fo:font-size="8pt" style:font-size-asian="8pt" style:font-size-complex="9.5pt" fo:background-color="#FFFF00" fo:language="pl" fo:country="PL"/>
    </style:style>
    <style:style style:name="T195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96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197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198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199" style:parent-style-name="Normal" style:family="paragraph">
      <style:paragraph-properties style:text-autospace="none" fo:margin-bottom="0in" fo:line-height="100%"/>
    </style:style>
    <style:style style:name="T200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01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02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03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204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05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06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207" style:parent-style-name="Normal" style:family="paragraph">
      <style:paragraph-properties style:text-autospace="none" fo:margin-bottom="0in" fo:line-height="100%"/>
    </style:style>
    <style:style style:name="T208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09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10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11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12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213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14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15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16" style:parent-style-name="DefaultParagraphFont" style:family="text">
      <style:text-properties style:font-name="Consolas" style:font-name-complex="Consolas" fo:color="#000000" fo:font-size="8pt" style:font-size-asian="8pt" style:font-size-complex="9.5pt" fo:background-color="#FFFF00" fo:language="pl" fo:country="PL"/>
    </style:style>
    <style:style style:name="T217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18" style:parent-style-name="DefaultParagraphFont" style:family="text">
      <style:text-properties style:font-name="Consolas" style:font-name-complex="Consolas" fo:color="#A31515" fo:font-size="8pt" style:font-size-asian="8pt" style:font-size-complex="9.5pt" fo:language="pl" fo:country="PL"/>
    </style:style>
    <style:style style:name="T219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20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21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222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223" style:parent-style-name="Normal" style:family="paragraph">
      <style:paragraph-properties style:text-autospace="none" fo:margin-bottom="0in" fo:line-height="100%"/>
    </style:style>
    <style:style style:name="T224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25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26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27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28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229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30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31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32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33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34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35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36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37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38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39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40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41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42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43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44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45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246" style:parent-style-name="Normal" style:family="paragraph">
      <style:paragraph-properties style:text-autospace="none" fo:margin-bottom="0in" fo:line-height="100%"/>
    </style:style>
    <style:style style:name="T247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48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49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50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251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252" style:parent-style-name="Normal" style:family="paragraph">
      <style:paragraph-properties style:text-autospace="none" fo:margin-bottom="0in" fo:line-height="100%"/>
    </style:style>
    <style:style style:name="T253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54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55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56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257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58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59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260" style:parent-style-name="Normal" style:family="paragraph">
      <style:paragraph-properties style:text-autospace="none" fo:margin-bottom="0in" fo:line-height="100%"/>
    </style:style>
    <style:style style:name="T261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62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63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64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65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266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67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68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69" style:parent-style-name="DefaultParagraphFont" style:family="text">
      <style:text-properties style:font-name="Consolas" style:font-name-complex="Consolas" fo:color="#000000" fo:font-size="8pt" style:font-size-asian="8pt" style:font-size-complex="9.5pt" fo:background-color="#FFFF00" fo:language="pl" fo:country="PL"/>
    </style:style>
    <style:style style:name="T270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71" style:parent-style-name="DefaultParagraphFont" style:family="text">
      <style:text-properties style:font-name="Consolas" style:font-name-complex="Consolas" fo:color="#A31515" fo:font-size="8pt" style:font-size-asian="8pt" style:font-size-complex="9.5pt" fo:language="pl" fo:country="PL"/>
    </style:style>
    <style:style style:name="T272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73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74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275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276" style:parent-style-name="Normal" style:family="paragraph">
      <style:paragraph-properties style:text-autospace="none" fo:margin-bottom="0in" fo:line-height="100%"/>
    </style:style>
    <style:style style:name="T277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78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79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80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81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282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83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84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85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86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87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88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89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90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91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92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93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94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95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296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297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298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299" style:parent-style-name="Normal" style:family="paragraph">
      <style:paragraph-properties style:text-autospace="none" fo:margin-bottom="0in" fo:line-height="100%"/>
    </style:style>
    <style:style style:name="T300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01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02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03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304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305" style:parent-style-name="Normal" style:family="paragraph">
      <style:paragraph-properties style:text-autospace="none" fo:margin-bottom="0in" fo:line-height="100%"/>
    </style:style>
    <style:style style:name="T306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07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08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09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310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11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12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313" style:parent-style-name="Normal" style:family="paragraph">
      <style:paragraph-properties style:text-autospace="none" fo:margin-bottom="0in" fo:line-height="100%"/>
    </style:style>
    <style:style style:name="T314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15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16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17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18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319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20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21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22" style:parent-style-name="DefaultParagraphFont" style:family="text">
      <style:text-properties style:font-name="Consolas" style:font-name-complex="Consolas" fo:color="#000000" fo:font-size="8pt" style:font-size-asian="8pt" style:font-size-complex="9.5pt" fo:background-color="#FFFF00" fo:language="pl" fo:country="PL"/>
    </style:style>
    <style:style style:name="T323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24" style:parent-style-name="DefaultParagraphFont" style:family="text">
      <style:text-properties style:font-name="Consolas" style:font-name-complex="Consolas" fo:color="#A31515" fo:font-size="8pt" style:font-size-asian="8pt" style:font-size-complex="9.5pt" fo:language="pl" fo:country="PL"/>
    </style:style>
    <style:style style:name="T325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26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27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328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329" style:parent-style-name="Normal" style:family="paragraph">
      <style:paragraph-properties style:text-autospace="none" fo:margin-bottom="0in" fo:line-height="100%"/>
    </style:style>
    <style:style style:name="T330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31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32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33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34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335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36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37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38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39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40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41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42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43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44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45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46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47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48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49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50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51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52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353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354" style:parent-style-name="Normal" style:family="paragraph">
      <style:paragraph-properties style:text-autospace="none" fo:margin-bottom="0in" fo:line-height="100%"/>
    </style:style>
    <style:style style:name="T355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56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57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58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359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360" style:parent-style-name="Normal" style:family="paragraph">
      <style:paragraph-properties style:text-autospace="none" fo:margin-bottom="0in" fo:line-height="100%"/>
    </style:style>
    <style:style style:name="T361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62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63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64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365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66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67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68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69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70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71" style:parent-style-name="DefaultParagraphFont" style:family="text">
      <style:text-properties style:font-name="Consolas" style:font-name-complex="Consolas" fo:color="#000000" fo:font-size="8pt" style:font-size-asian="8pt" style:font-size-complex="9.5pt" fo:background-color="#FFFF00" fo:language="pl" fo:country="PL"/>
    </style:style>
    <style:style style:name="T372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73" style:parent-style-name="DefaultParagraphFont" style:family="text">
      <style:text-properties style:font-name="Consolas" style:font-name-complex="Consolas" fo:color="#A31515" fo:font-size="8pt" style:font-size-asian="8pt" style:font-size-complex="9.5pt" fo:language="pl" fo:country="PL"/>
    </style:style>
    <style:style style:name="T374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75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76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77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78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79" style:parent-style-name="DefaultParagraphFont" style:family="text">
      <style:text-properties style:font-name="Consolas" style:font-name-complex="Consolas" fo:color="#FF0000" fo:font-size="8pt" style:font-size-asian="8pt" style:font-size-complex="9.5pt" fo:language="pl" fo:country="PL"/>
    </style:style>
    <style:style style:name="T380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81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82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383" style:parent-style-name="Normal" style:family="paragraph">
      <style:paragraph-properties style:text-autospace="none" fo:margin-bottom="0in" fo:line-height="100%"/>
    </style:style>
    <style:style style:name="T384" style:parent-style-name="DefaultParagraphFont" style:family="text">
      <style:text-properties style:font-name="Consolas" style:font-name-complex="Consolas" fo:color="#000000" fo:font-size="8pt" style:font-size-asian="8pt" style:font-size-complex="9.5pt" fo:language="pl" fo:country="PL"/>
    </style:style>
    <style:style style:name="T385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86" style:parent-style-name="DefaultParagraphFont" style:family="text">
      <style:text-properties style:font-name="Consolas" style:font-name-complex="Consolas" fo:font-weight="bold" style:font-weight-asian="bold" style:font-weight-complex="bold" fo:color="#800080" fo:font-size="8pt" style:font-size-asian="8pt" style:font-size-complex="9.5pt" fo:language="pl" fo:country="PL"/>
    </style:style>
    <style:style style:name="T387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388" style:parent-style-name="Normal" style:family="paragraph">
      <style:paragraph-properties fo:margin-bottom="0in" fo:line-height="100%"/>
    </style:style>
    <style:style style:name="T389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T390" style:parent-style-name="DefaultParagraphFont" style:family="text">
      <style:text-properties style:font-name="Consolas" style:font-name-complex="Consolas" fo:color="#800000" fo:font-size="8pt" style:font-size-asian="8pt" style:font-size-complex="9.5pt" fo:language="pl" fo:country="PL"/>
    </style:style>
    <style:style style:name="T391" style:parent-style-name="DefaultParagraphFont" style:family="text">
      <style:text-properties style:font-name="Consolas" style:font-name-complex="Consolas" fo:color="#0000FF" fo:font-size="8pt" style:font-size-asian="8pt" style:font-size-complex="9.5pt" fo:language="pl" fo:country="PL"/>
    </style:style>
    <style:style style:name="P392" style:parent-style-name="Normal" style:family="paragraph">
      <style:text-properties fo:language="pl" fo:country="PL"/>
    </style:style>
    <style:style style:name="TableColumn394" style:family="table-column">
      <style:table-column-properties style:column-width="7.2611in"/>
    </style:style>
    <style:style style:name="Table393" style:family="table">
      <style:table-properties style:width="7.2611in" fo:margin-left="0in" table:align="lef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7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 fo:language="pl" fo:country="PL"/>
    </style:style>
    <style:style style:name="P398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 fo:language="pl" fo:country="PL"/>
    </style:style>
    <style:style style:name="P399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 fo:language="pl" fo:country="PL"/>
    </style:style>
    <style:style style:name="P400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 fo:language="pl" fo:country="PL"/>
    </style:style>
    <style:style style:name="P401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pt" style:font-size-asian="9pt" style:font-size-complex="9.5pt" fo:language="pl" fo:country="PL"/>
    </style:style>
    <style:style style:name="P402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pt" style:font-size-asian="9pt" style:font-size-complex="9.5pt" fo:language="pl" fo:country="PL"/>
    </style:style>
    <style:style style:name="P403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pt" style:font-size-asian="9pt" style:font-size-complex="9.5pt" fo:language="pl" fo:country="PL"/>
    </style:style>
    <style:style style:name="P404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pt" style:font-size-asian="9pt" style:font-size-complex="9.5pt" fo:language="pl" fo:country="PL"/>
    </style:style>
    <style:style style:name="P405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pt" style:font-size-asian="9pt" style:font-size-complex="9.5pt" fo:language="pl" fo:country="PL"/>
    </style:style>
    <style:style style:name="P406" style:parent-style-name="Normal" style:family="paragraph">
      <style:paragraph-properties style:text-autospace="none" fo:margin-bottom="0in" fo:line-height="100%"/>
    </style:style>
    <style:style style:name="T407" style:parent-style-name="DefaultParagraphFont" style:family="text">
      <style:text-properties style:font-name="Consolas" style:font-name-complex="Consolas" fo:color="#008000" fo:font-size="9pt" style:font-size-asian="9pt" style:font-size-complex="9.5pt" fo:language="pl" fo:country="PL"/>
    </style:style>
    <style:style style:name="P40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.5pt" fo:language="pl" fo:country="PL"/>
    </style:style>
    <style:style style:name="P409" style:parent-style-name="Normal" style:family="paragraph">
      <style:paragraph-properties style:text-autospace="none" fo:margin-bottom="0in" fo:line-height="100%"/>
    </style:style>
    <style:style style:name="T410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411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41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.5pt" fo:language="pl" fo:country="PL"/>
    </style:style>
    <style:style style:name="P413" style:parent-style-name="Normal" style:family="paragraph">
      <style:paragraph-properties style:text-autospace="none" fo:margin-bottom="0in" fo:line-height="100%"/>
    </style:style>
    <style:style style:name="T414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415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4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.5pt" fo:language="pl" fo:country="PL"/>
    </style:style>
    <style:style style:name="P417" style:parent-style-name="Normal" style:family="paragraph">
      <style:paragraph-properties style:text-autospace="none" fo:margin-bottom="0in" fo:line-height="100%"/>
    </style:style>
    <style:style style:name="T418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419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420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421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42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423" style:parent-style-name="DefaultParagraphFont" style:family="text">
      <style:text-properties style:font-name="Consolas" style:font-name-complex="Consolas" fo:color="#2B91AF" fo:font-size="9pt" style:font-size-asian="9pt" style:font-size-complex="9.5pt" fo:language="pl" fo:country="PL"/>
    </style:style>
    <style:style style:name="P4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.5pt" fo:language="pl" fo:country="PL"/>
    </style:style>
    <style:style style:name="P425" style:parent-style-name="Normal" style:family="paragraph">
      <style:paragraph-properties style:text-autospace="none" fo:margin-bottom="0in" fo:line-height="100%"/>
    </style:style>
    <style:style style:name="T426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427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428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429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4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.5pt" fo:language="pl" fo:country="PL"/>
    </style:style>
    <style:style style:name="P431" style:parent-style-name="Normal" style:family="paragraph">
      <style:paragraph-properties style:text-autospace="none" fo:margin-bottom="0in" fo:line-height="100%"/>
    </style:style>
    <style:style style:name="T432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433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T434" style:parent-style-name="DefaultParagraphFont" style:family="text">
      <style:text-properties style:font-name="Consolas" style:font-name-complex="Consolas" fo:color="#0000FF" fo:font-size="9pt" style:font-size-asian="9pt" style:font-size-complex="9.5pt" fo:language="pl" fo:country="PL"/>
    </style:style>
    <style:style style:name="T435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43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.5pt" fo:language="pl" fo:country="PL"/>
    </style:style>
    <style:style style:name="P4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.5pt" fo:language="pl" fo:country="PL"/>
    </style:style>
    <style:style style:name="P43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.5pt" fo:language="pl" fo:country="PL"/>
    </style:style>
    <style:style style:name="P4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.5pt" fo:language="pl" fo:country="PL"/>
    </style:style>
    <style:style style:name="P440" style:parent-style-name="Normal" style:family="paragraph">
      <style:paragraph-properties fo:margin-bottom="0in" fo:line-height="100%"/>
    </style:style>
    <style:style style:name="T441" style:parent-style-name="DefaultParagraphFont" style:family="text">
      <style:text-properties style:font-name="Consolas" style:font-name-complex="Consolas" fo:color="#000000" fo:font-size="9pt" style:font-size-asian="9pt" style:font-size-complex="9.5pt" fo:language="pl" fo:country="PL"/>
    </style:style>
    <style:style style:name="P442" style:parent-style-name="Normal" style:family="paragraph">
      <style:text-properties fo:language="pl" fo:country="PL"/>
    </style:style>
  </office:automatic-styles>
  <office:body>
    <office:text text:use-soft-page-breaks="true">
      <text:p text:style-name="P1"><text:span text:style-name="T2">Es kenn nur einen<text:s/></text:span>geben<text:span text:style-name="T3">!!!</text:span></text:p>
      <text:p text:style-name="P4"/>
      <text:h text:style-name="P5" text:outline-level="1">Das kann woh doch nicht sein!!!!</text:h>
      <text:p text:style-name="P6"><text:span text:style-name="T7">Lorem Ipsum</text:span><text:span text:style-name="T8"><text:s/>jest tekstem stosowanym jako przykładowy wypełniacz w przemyśle poligraficznym. Został po raz pierwszy użyty w<text:s/></text:span><text:span text:style-name="T9">XV w. przez nieznanego drukarza do wypełnienia tekstem próbnej książki. Pięć wieków później zaczął być używany przemyśle elektronicznym, pozostając praktycznie niezmienionym. Spopularyzował się w latach 60. XX w. wraz z publikacją arkuszy Letrasetu, zawier</text:span><text:span text:style-name="T10">ających fragmenty Lorem Ipsum, a ostatnio z zawierającym różne wersje Lorem Ipsum<text:s/></text:span><text:span text:style-name="T11">oprogramowaniem przeznaczonym do realiz</text:span><text:span text:style-name="T12">acji druków na komputerach osobistych, jak Aldus PageMaker</text:span></text:p>
      <text:h text:style-name="P13" text:outline-level="2">Na das werden wir noch sehen!!!!</text:h>
      <text:p text:style-name="P14">Jest dostępnych wiele różnych wersji Lorem<text:s/>Ipsum, ale większość zmieniła się pod wpływem dodanego humoru czy przypadkowych słów, które nawet w najmniejszym stopniu nie przypominają istniejących. Jeśli masz zamiar użyć fragmentu Lorem Ipsum, lepiej mieć pewność, że nie ma niczego „dziwnego” w środku<text:s/>tekstu. Wszystkie Internetowe generatory Lorem Ipsum mają tendencje do kopiowania już istniejących bloków, co czyni nasz pierwszym prawdziwym generatorem w Internecie. Używamy zawierającego ponad 200 łacińskich słów słownika, w kontekście wielu znanych sentencji, by wygenerować tekst wyglądający odpowiednio. To wszystko czyni „nasz” Lorem Ipsum wolnym od powtórzeń, humorystycznych wstawek czy niecharakterystycznych słów.</text:p>
      <text:p text:style-name="P15"/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article</text:span><text:span text:style-name="T22">,<text:s/></text:span><text:span text:style-name="T23">.newest</text:span><text:span text:style-name="T24">,<text:s/></text:span><text:span text:style-name="T25">.comments</text:span><text:span text:style-name="T26"><text:s/>{</text:span></text:p>
            <text:p text:style-name="P27"><text:span text:style-name="T28"><text:tab/></text:span><text:span text:style-name="T29">background-color</text:span><text:span text:style-name="T30">:<text:s/></text:span><text:span text:style-name="T31">white</text:span><text:span text:style-name="T32">;</text:span></text:p>
            <text:p text:style-name="P33"><text:span text:style-name="T34"><text:tab/></text:span><text:span text:style-name="T35">border</text:span><text:span text:style-name="T36">:<text:s/></text:span><text:span text:style-name="T37">1px</text:span><text:span text:style-name="T38"><text:s/></text:span><text:span text:style-name="T39">solid</text:span><text:span text:style-name="T40"><text:s/></text:span><text:span text:style-name="T41">#e7e7e7</text:span><text:span text:style-name="T42">;</text:span></text:p>
            <text:p text:style-name="P43"><text:span text:style-name="T44"><text:tab/></text:span><text:span text:style-name="T45">-webkit-box-shadow</text:span><text:span text:style-name="T46">:<text:s/></text:span><text:span text:style-name="T47">0</text:span><text:span text:style-name="T48"><text:s/></text:span><text:span text:style-name="T49">0</text:span><text:span text:style-name="T50"><text:s/></text:span><text:span text:style-name="T51">40px</text:span><text:span text:style-name="T52"><text:s/></text:span><text:span text:style-name="T53">rgba(0,</text:span><text:span text:style-name="T54"><text:s/></text:span><text:span text:style-name="T55">0,</text:span><text:span text:style-name="T56"><text:s/></text:span><text:span text:style-name="T57">0,</text:span><text:span text:style-name="T58"><text:s/></text:span><text:span text:style-name="T59">0.2)</text:span><text:span text:style-name="T60">;</text:span></text:p>
            <text:p text:style-name="P61"><text:span text:style-name="T62"><text:tab/></text:span><text:span text:style-name="T63">-moz-box-shadow</text:span><text:span text:style-name="T64">:<text:s/></text:span><text:span text:style-name="T65">0</text:span><text:span text:style-name="T66"><text:s/></text:span><text:span text:style-name="T67">0</text:span><text:span text:style-name="T68"><text:s/></text:span><text:span text:style-name="T69">40px</text:span><text:span text:style-name="T70"><text:s/></text:span><text:span text:style-name="T71">rgba(0,</text:span><text:span text:style-name="T72"><text:s/></text:span><text:span text:style-name="T73">0,</text:span><text:span text:style-name="T74"><text:s/></text:span><text:span text:style-name="T75">0,</text:span><text:span text:style-name="T76"><text:s/></text:span><text:span text:style-name="T77">0.2)</text:span><text:span text:style-name="T78">;</text:span></text:p>
            <text:p text:style-name="P79"><text:span text:style-name="T80"><text:tab/></text:span><text:span text:style-name="T81">box-shadow</text:span><text:span text:style-name="T82">:<text:s/></text:span><text:span text:style-name="T83">0</text:span><text:span text:style-name="T84"><text:s/></text:span><text:span text:style-name="T85">0</text:span><text:span text:style-name="T86"><text:s/></text:span><text:span text:style-name="T87">40px</text:span><text:span text:style-name="T88"><text:s/></text:span><text:span text:style-name="T89">rgba(0,</text:span><text:span text:style-name="T90"><text:s/></text:span><text:span text:style-name="T91">0,</text:span><text:span text:style-name="T92"><text:s/></text:span><text:span text:style-name="T93">0,</text:span><text:span text:style-name="T94"><text:s/></text:span><text:span text:style-name="T95">0.2)</text:span><text:span text:style-name="T96">;</text:span></text:p>
            <text:p text:style-name="P97"><text:span text:style-name="T98"><text:tab/></text:span><text:span text:style-name="T99">-moz-border-radius</text:span><text:span text:style-name="T100">:<text:s/></text:span><text:span text:style-name="T101">5px</text:span><text:span text:style-name="T102"><text:s/></text:span><text:span text:style-name="T103">5px</text:span><text:span text:style-name="T104"><text:s/></text:span><text:span text:style-name="T105">5px</text:span><text:span text:style-name="T106"><text:s/></text:span><text:span text:style-name="T107">5px</text:span><text:span text:style-name="T108">;</text:span></text:p>
            <text:p text:style-name="P109"><text:span text:style-name="T110"><text:tab/></text:span><text:span text:style-name="T111">-webkit-border-radius</text:span><text:span text:style-name="T112">:<text:s/></text:span><text:span text:style-name="T113">5px</text:span><text:span text:style-name="T114"><text:s/></text:span><text:span text:style-name="T115">5px</text:span><text:span text:style-name="T116"><text:s/></text:span><text:span text:style-name="T117">5px</text:span><text:span text:style-name="T118"><text:s/></text:span><text:span text:style-name="T119">5px</text:span><text:span text:style-name="T120">;</text:span></text:p>
            <text:p text:style-name="P121"><text:span text:style-name="T122"><text:tab/></text:span><text:span text:style-name="T123">border-radius</text:span><text:span text:style-name="T124">:<text:s/></text:span><text:span text:style-name="T125">5px</text:span><text:span text:style-name="T126"><text:s/></text:span><text:span text:style-name="T127">5px</text:span><text:span text:style-name="T128"><text:s/></text:span><text:span text:style-name="T129">5px</text:span><text:span text:style-name="T130"><text:s/></text:span><text:span text:style-name="T131">5px</text:span><text:span text:style-name="T132">;</text:span></text:p>
            <text:p text:style-name="P133"><text:span text:style-name="T134">}</text:span></text:p>
          </table:table-cell>
        </table:table-row>
      </table:table>
      <text:p text:style-name="P135"/>
      <table:table table:style-name="Table136">
        <table:table-columns>
          <table:table-column table:style-name="TableColumn137"/>
        </table:table-columns>
        <table:table-row table:style-name="TableRow138">
          <table:table-cell table:style-name="TableCell139">
            <text:p text:style-name="P140"><text:span text:style-name="T141">@model</text:span><text:span text:style-name="T142"><text:s/>PostModel</text:span></text:p>
            <text:p text:style-name="P143"><text:span text:style-name="T144">@inject</text:span><text:span text:style-name="T145"><text:s/>IViewLocalizer Loc</text:span></text:p>
            <text:p text:style-name="P146"/>
            <text:p text:style-name="P147"><text:span text:style-name="T148">&lt;</text:span><text:span text:style-name="T149">div</text:span><text:span text:style-name="T150"><text:s/></text:span><text:span text:style-name="T151">class</text:span><text:span text:style-name="T152">="</text:span><text:span text:style-name="T153">@</text:span><text:span text:style-name="T154">Model.PageCssClassName</text:span><text:span text:style-name="T155"><text:s/>comments"&gt;</text:span></text:p>
            <text:p text:style-name="P156"><text:span text:style-name="T157"><text:tab/></text:span><text:span text:style-name="T158">&lt;</text:span><text:span text:style-name="T159">h3</text:span><text:span text:style-name="T160">&gt;</text:span><text:span text:style-name="T161">@</text:span><text:span text:style-name="T162">Loc[</text:span><text:span text:style-name="T163">"Title"</text:span><text:span text:style-name="T164">]</text:span><text:span text:style-name="T165">&lt;/</text:span><text:span text:style-name="T166">h3</text:span><text:span text:style-name="T167">&gt;</text:span></text:p>
            <text:p text:style-name="P168"><text:span text:style-name="T169"><text:tab/></text:span><text:span text:style-name="T170">&lt;</text:span><text:span text:style-name="T171">hr</text:span><text:span text:style-name="T172"><text:s/></text:span><text:span text:style-name="T173">/&gt;</text:span></text:p>
            <text:p text:style-name="P174"><text:span text:style-name="T175"><text:tab/></text:span><text:span text:style-name="T176">&lt;</text:span><text:span text:style-name="T177">form</text:span><text:span text:style-name="T178"><text:s/></text:span><text:span text:style-name="T179">asp-action</text:span><text:span text:style-name="T180">="CommentAdd"&gt;</text:span></text:p>
            <text:p text:style-name="P181"><text:span text:style-name="T182"><text:tab/></text:span><text:span text:style-name="T183"><text:tab/></text:span><text:span text:style-name="T184">&lt;</text:span><text:span text:style-name="T185">input</text:span><text:span text:style-name="T186"><text:s/></text:span><text:span text:style-name="T187">hidden</text:span><text:span text:style-name="T188"><text:s/></text:span><text:span text:style-name="T189">type</text:span><text:span text:style-name="T190">="text"</text:span><text:span text:style-name="T191"><text:s/></text:span><text:span text:style-name="T192">asp-for</text:span><text:span text:style-name="T193">="</text:span><text:span text:style-name="T194">@</text:span><text:span text:style-name="T195">Model.PostId</text:span><text:span text:style-name="T196">"</text:span><text:span text:style-name="T197"><text:s/></text:span><text:span text:style-name="T198">/&gt;</text:span></text:p>
            <text:p text:style-name="P199"><text:span text:style-name="T200"><text:tab/></text:span><text:span text:style-name="T201"><text:tab/></text:span><text:span text:style-name="T202">&lt;</text:span><text:span text:style-name="T203">div</text:span><text:span text:style-name="T204"><text:s/></text:span><text:span text:style-name="T205">class</text:span><text:span text:style-name="T206">="form-group"&gt;</text:span></text:p>
            <text:p text:style-name="P207"><text:span text:style-name="T208"><text:tab/></text:span><text:span text:style-name="T209"><text:tab/></text:span><text:span text:style-name="T210"><text:tab/></text:span><text:span text:style-name="T211">&lt;</text:span><text:span text:style-name="T212">label</text:span><text:span text:style-name="T213"><text:s/></text:span><text:span text:style-name="T214">for</text:span><text:span text:style-name="T215">="Name"&gt;</text:span><text:span text:style-name="T216">@</text:span><text:span text:style-name="T217">Loc[</text:span><text:span text:style-name="T218">"PersonName"</text:span><text:span text:style-name="T219">]</text:span><text:span text:style-name="T220">&lt;/</text:span><text:span text:style-name="T221">label</text:span><text:span text:style-name="T222">&gt;</text:span></text:p>
            <text:p text:style-name="P223"><text:span text:style-name="T224"><text:tab/></text:span><text:span text:style-name="T225"><text:tab/></text:span><text:span text:style-name="T226"><text:tab/></text:span><text:span text:style-name="T227">&lt;</text:span><text:span text:style-name="T228">input</text:span><text:span text:style-name="T229"><text:s/></text:span><text:span text:style-name="T230">type</text:span><text:span text:style-name="T231">="text"</text:span><text:span text:style-name="T232"><text:s/></text:span><text:span text:style-name="T233">id</text:span><text:span text:style-name="T234">="PersonName"</text:span><text:span text:style-name="T235"><text:s/></text:span><text:span text:style-name="T236">name</text:span><text:span text:style-name="T237">="PersonName"</text:span><text:span text:style-name="T238"><text:s/></text:span><text:span text:style-name="T239">required</text:span><text:span text:style-name="T240"><text:s/></text:span><text:span text:style-name="T241">maxlength</text:span><text:span text:style-name="T242">="100"</text:span><text:span text:style-name="T243"><text:s/></text:span><text:span text:style-name="T244">class</text:span><text:span text:style-name="T245">="form-control"&gt;</text:span></text:p>
            <text:p text:style-name="P246"><text:span text:style-name="T247"><text:tab/></text:span><text:span text:style-name="T248"><text:tab/></text:span><text:span text:style-name="T249">&lt;/</text:span><text:span text:style-name="T250">div</text:span><text:span text:style-name="T251">&gt;</text:span></text:p>
            <text:p text:style-name="P252"><text:span text:style-name="T253"><text:tab/></text:span><text:span text:style-name="T254"><text:tab/></text:span><text:span text:style-name="T255">&lt;</text:span><text:span text:style-name="T256">div</text:span><text:span text:style-name="T257"><text:s/></text:span><text:span text:style-name="T258">class</text:span><text:span text:style-name="T259">="form-group"&gt;</text:span></text:p>
            <text:p text:style-name="P260"><text:span text:style-name="T261"><text:tab/></text:span><text:span text:style-name="T262"><text:tab/></text:span><text:span text:style-name="T263"><text:tab/></text:span><text:span text:style-name="T264">&lt;</text:span><text:span text:style-name="T265">label</text:span><text:span text:style-name="T266"><text:s/></text:span><text:span text:style-name="T267">for</text:span><text:span text:style-name="T268">="CommentTitle"&gt;</text:span><text:span text:style-name="T269">@</text:span><text:span text:style-name="T270">Loc[</text:span><text:span text:style-name="T271">"CommentTitle"</text:span><text:span text:style-name="T272">]</text:span><text:span text:style-name="T273">&lt;/</text:span><text:span text:style-name="T274">label</text:span><text:span text:style-name="T275">&gt;</text:span></text:p>
            <text:p text:style-name="P276"><text:span text:style-name="T277"><text:tab/></text:span><text:span text:style-name="T278"><text:tab/></text:span><text:span text:style-name="T279"><text:tab/></text:span><text:span text:style-name="T280">&lt;</text:span><text:span text:style-name="T281">input</text:span><text:span text:style-name="T282"><text:s/></text:span><text:span text:style-name="T283">type</text:span><text:span text:style-name="T284">="text"</text:span><text:span text:style-name="T285"><text:s/></text:span><text:span text:style-name="T286">id</text:span><text:span text:style-name="T287">="CommentTitle"</text:span><text:span text:style-name="T288"><text:s/></text:span><text:span text:style-name="T289">name</text:span><text:span text:style-name="T290">="CommentTitle"</text:span><text:span text:style-name="T291"><text:s/></text:span><text:span text:style-name="T292">required</text:span><text:span text:style-name="T293"><text:s/></text:span><text:span text:style-name="T294">maxlength</text:span><text:span text:style-name="T295">="100"</text:span><text:span text:style-name="T296"><text:s/></text:span><text:span text:style-name="T297">class</text:span><text:span text:style-name="T298">="form-control"&gt;</text:span></text:p>
            <text:p text:style-name="P299"><text:span text:style-name="T300"><text:tab/></text:span><text:span text:style-name="T301"><text:tab/></text:span><text:span text:style-name="T302">&lt;/</text:span><text:span text:style-name="T303">div</text:span><text:span text:style-name="T304">&gt;</text:span></text:p>
            <text:p text:style-name="P305"><text:span text:style-name="T306"><text:tab/></text:span><text:span text:style-name="T307"><text:tab/></text:span><text:span text:style-name="T308">&lt;</text:span><text:span text:style-name="T309">div</text:span><text:span text:style-name="T310"><text:s/></text:span><text:span text:style-name="T311">class</text:span><text:span text:style-name="T312">="form-group"&gt;</text:span></text:p>
            <text:p text:style-name="P313"><text:span text:style-name="T314"><text:tab/></text:span><text:span text:style-name="T315"><text:tab/></text:span><text:span text:style-name="T316"><text:tab/></text:span><text:span text:style-name="T317">&lt;</text:span><text:span text:style-name="T318">label</text:span><text:span text:style-name="T319"><text:s/></text:span><text:span text:style-name="T320">for</text:span><text:span text:style-name="T321">="CommentText"&gt;</text:span><text:span text:style-name="T322">@</text:span><text:span text:style-name="T323">Loc[</text:span><text:span text:style-name="T324">"CommentText"</text:span><text:span text:style-name="T325">]</text:span><text:span text:style-name="T326">&lt;/</text:span><text:span text:style-name="T327">label</text:span><text:span text:style-name="T328">&gt;</text:span></text:p>
            <text:p text:style-name="P329"><text:span text:style-name="T330"><text:tab/></text:span><text:span text:style-name="T331"><text:tab/></text:span><text:span text:style-name="T332"><text:tab/></text:span><text:span text:style-name="T333">&lt;</text:span><text:span text:style-name="T334">textarea</text:span><text:span text:style-name="T335"><text:s/></text:span><text:span text:style-name="T336">id</text:span><text:span text:style-name="T337">="CommentText"</text:span><text:span text:style-name="T338"><text:s/></text:span><text:span text:style-name="T339">name</text:span><text:span text:style-name="T340">="CommentText"</text:span><text:span text:style-name="T341"><text:s/></text:span><text:span text:style-name="T342">rows</text:span><text:span text:style-name="T343">="10"</text:span><text:span text:style-name="T344"><text:s/></text:span><text:span text:style-name="T345">required</text:span><text:span text:style-name="T346"><text:s/></text:span><text:span text:style-name="T347">maxlength</text:span><text:span text:style-name="T348">="500"</text:span><text:span text:style-name="T349"><text:s/></text:span><text:span text:style-name="T350">class</text:span><text:span text:style-name="T351">="form-control"&gt;&lt;/</text:span><text:span text:style-name="T352">textarea</text:span><text:span text:style-name="T353">&gt;</text:span></text:p>
            <text:p text:style-name="P354"><text:span text:style-name="T355"><text:tab/></text:span><text:span text:style-name="T356"><text:tab/></text:span><text:span text:style-name="T357">&lt;/</text:span><text:span text:style-name="T358">div</text:span><text:span text:style-name="T359">&gt;</text:span></text:p>
            <text:p text:style-name="P360"><text:span text:style-name="T361"><text:tab/></text:span><text:span text:style-name="T362"><text:tab/></text:span><text:span text:style-name="T363">&lt;</text:span><text:span text:style-name="T364">input</text:span><text:span text:style-name="T365"><text:s/></text:span><text:span text:style-name="T366">type</text:span><text:span text:style-name="T367">="submit"</text:span><text:span text:style-name="T368"><text:s/></text:span><text:span text:style-name="T369">value</text:span><text:span text:style-name="T370">="</text:span><text:span text:style-name="T371">@</text:span><text:span text:style-name="T372">Loc[</text:span><text:span text:style-name="T373">"Submit"</text:span><text:span text:style-name="T374">]</text:span><text:span text:style-name="T375">"</text:span><text:span text:style-name="T376"><text:s/></text:span><text:span text:style-name="T377">cla</text:span><text:span text:style-name="T378"><text:s/></text:span><text:span text:style-name="T379">class</text:span><text:span text:style-name="T380">="btn btn-primary"</text:span><text:span text:style-name="T381"><text:s/></text:span><text:span text:style-name="T382">/&gt;</text:span></text:p>
            <text:p text:style-name="P383"><text:span text:style-name="T384"><text:tab/></text:span><text:span text:style-name="T385">&lt;/</text:span><text:span text:style-name="T386">form</text:span><text:span text:style-name="T387">&gt;</text:span></text:p>
            <text:p text:style-name="P388"><text:span text:style-name="T389">&lt;/</text:span><text:span text:style-name="T390">div</text:span><text:span text:style-name="T391">&gt;</text:span></text:p>
          </table:table-cell>
        </table:table-row>
      </table:table>
      <text:p text:style-name="P392"/>
      <table:table table:style-name="Table393">
        <table:table-columns>
          <table:table-column table:style-name="TableColumn394"/>
        </table:table-columns>
        <table:table-row table:style-name="TableRow395">
          <table:table-cell table:style-name="TableCell396">
            <text:p text:style-name="P397">/*<text:s/></text:p>
            <text:p text:style-name="P398">DDDN.CrossBlog.Blog.Data.BusinessLayer.CategoryBusinessLayer</text:p>
            <text:soft-page-break/>
            <text:p text:style-name="P399">Copyright(C) 2017 Lukasz Jaskiewicz<text:s/>(lukasz@jaskiewicz.de)</text:p>
            <text:p text:style-name="P400">- This program is free software; you can redistribute it and/or modify it under the terms of the</text:p>
            <text:p text:style-name="P401">GNU General Public License as published by the Free Software Foundation; version 2 of the License.</text:p>
            <text:p text:style-name="P402">- This program is distributed in the<text:s/>hope that it will be useful, but WITHOUT ANY WARRANTY; without even the implied</text:p>
            <text:p text:style-name="P403">warranty of MERCHANTABILITY or FITNESS FOR A PARTICULAR PURPOSE. See the GNU General Public License for more details.</text:p>
            <text:p text:style-name="P404">- You should have received a copy of the GNU General<text:s/>Public License along with this program; if not, write</text:p>
            <text:p text:style-name="P405">to the Free Software Foundation, Inc., 51 Franklin Street, Fifth Floor, Boston, MA <text:s/>02110-1301, USA.</text:p>
            <text:p text:style-name="P406"><text:span text:style-name="T407">*/</text:span></text:p>
            <text:p text:style-name="P408"/>
            <text:p text:style-name="P409"><text:span text:style-name="T410">using</text:span><text:span text:style-name="T411"><text:s/>DDDN.CrossBlog.Blog.Data;</text:span></text:p>
            <text:p text:style-name="P412"/>
            <text:p text:style-name="P413"><text:span text:style-name="T414">namespace</text:span><text:span text:style-name="T415"><text:s/>DDDN.CrossBlog.Blog.BusinessLayer</text:span></text:p>
            <text:p text:style-name="P416">{</text:p>
            <text:p text:style-name="P417"><text:span text:style-name="T418"><text:tab/></text:span><text:span text:style-name="T419">public</text:span><text:span text:style-name="T420"><text:s/></text:span><text:span text:style-name="T421">class</text:span><text:span text:style-name="T422"><text:s/></text:span><text:span text:style-name="T423">CategoryBusinessLayer</text:span></text:p>
            <text:p text:style-name="P424"><text:tab/>{</text:p>
            <text:p text:style-name="P425"><text:span text:style-name="T426"><text:tab/></text:span><text:span text:style-name="T427"><text:tab/></text:span><text:span text:style-name="T428">private</text:span><text:span text:style-name="T429"><text:s/>CrossBlogContext _context;</text:span></text:p>
            <text:p text:style-name="P430"/>
            <text:p text:style-name="P431"><text:span text:style-name="T432"><text:tab/></text:span><text:span text:style-name="T433"><text:tab/></text:span><text:span text:style-name="T434">public</text:span><text:span text:style-name="T435"><text:s/>CategoryBusinessLayer(CrossBlogContext context)</text:span></text:p>
            <text:p text:style-name="P436"><text:tab/><text:tab/>{</text:p>
            <text:p text:style-name="P437"><text:tab/><text:tab/><text:tab/>_context = context;</text:p>
            <text:p text:style-name="P438"><text:tab/><text:tab/>}</text:p>
            <text:p text:style-name="P439"><text:tab/>}</text:p>
            <text:p text:style-name="P440"><text:span text:style-name="T441">}</text:span></text:p>
          </table:table-cell>
        </table:table-row>
      </table:table>
      <text:p text:style-name="P4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09-15T13:20:00Z</meta:creation-date>
    <dc:date>2017-09-15T14:55:00Z</dc:date>
    <meta:template xlink:href="Normal.dotm" xlink:type="simple"/>
    <meta:editing-cycles>4</meta:editing-cycles>
    <meta:editing-duration>PT3240S</meta:editing-duration>
    <meta:document-statistic meta:page-count="2" meta:paragraph-count="7" meta:word-count="519" meta:character-count="3632" meta:row-count="26" meta:non-whitespace-character-count="3120"/>
  </office:meta>
</office:document-meta>
</file>